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985cm"/>
    </style:style>
    <style:style style:name="co3" style:family="table-column">
      <style:table-column-properties fo:break-before="auto" style:column-width="11.368cm"/>
    </style:style>
    <style:style style:name="co4" style:family="table-column">
      <style:table-column-properties fo:break-before="auto" style:column-width="2.436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9.465cm"/>
    </style:style>
    <style:style style:name="co7" style:family="table-column">
      <style:table-column-properties fo:break-before="auto" style:column-width="2.771cm"/>
    </style:style>
    <style:style style:name="co8" style:family="table-column">
      <style:table-column-properties fo:break-before="auto" style:column-width="7.952cm"/>
    </style:style>
    <style:style style:name="co9" style:family="table-column">
      <style:table-column-properties fo:break-before="auto" style:column-width="7.31cm"/>
    </style:style>
    <style:style style:name="co10" style:family="table-column">
      <style:table-column-properties fo:break-before="auto" style:column-width="5.768cm"/>
    </style:style>
    <style:style style:name="co11" style:family="table-column">
      <style:table-column-properties fo:break-before="auto" style:column-width="3.697cm"/>
    </style:style>
    <style:style style:name="co12" style:family="table-column">
      <style:table-column-properties fo:break-before="auto" style:column-width="5.741cm"/>
    </style:style>
    <style:style style:name="co13" style:family="table-column">
      <style:table-column-properties fo:break-before="auto" style:column-width="6.329cm"/>
    </style:style>
    <style:style style:name="co14" style:family="table-column">
      <style:table-column-properties fo:break-before="auto" style:column-width="6.272cm"/>
    </style:style>
    <style:style style:name="co15" style:family="table-column">
      <style:table-column-properties fo:break-before="auto" style:column-width="7.897cm"/>
    </style:style>
    <style:style style:name="co16" style:family="table-column">
      <style:table-column-properties fo:break-before="auto" style:column-width="6.468cm"/>
    </style:style>
    <style:style style:name="co17" style:family="table-column">
      <style:table-column-properties fo:break-before="auto" style:column-width="2.521cm"/>
    </style:style>
    <style:style style:name="co18" style:family="table-column">
      <style:table-column-properties fo:break-before="auto" style:column-width="4.648cm"/>
    </style:style>
    <style:style style:name="co19" style:family="table-column">
      <style:table-column-properties fo:break-before="auto" style:column-width="3.94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395cm" fo:break-before="auto" style:use-optimal-row-height="true"/>
    </style:style>
    <style:style style:name="ro11" style:family="table-row">
      <style:table-row-properties style:row-height="0.37cm" fo:break-before="auto" style:use-optimal-row-height="false"/>
    </style:style>
    <style:style style:name="ro12" style:family="table-row">
      <style:table-row-properties style:row-height="6.422cm" fo:break-before="auto" style:use-optimal-row-height="true"/>
    </style:style>
    <style:style style:name="ro13" style:family="table-row">
      <style:table-row-properties style:row-height="9.504cm" fo:break-before="auto" style:use-optimal-row-height="true"/>
    </style:style>
    <style:style style:name="ro14" style:family="table-row">
      <style:table-row-properties style:row-height="0.423cm" fo:break-before="auto" style:use-optimal-row-height="false"/>
    </style:style>
    <style:style style:name="ro15" style:family="table-row">
      <style:table-row-properties style:row-height="5.528cm" fo:break-before="auto" style:use-optimal-row-height="true"/>
    </style:style>
    <style:style style:name="ro16" style:family="table-row">
      <style:table-row-properties style:row-height="6.318cm" fo:break-before="auto" style:use-optimal-row-height="true"/>
    </style:style>
    <style:style style:name="ta1" style:family="table" style:master-page-name="PageStyle_5f_Чек-лист">
      <style:table-properties table:display="true" style:writing-mode="lr-tb"/>
    </style:style>
    <style:style style:name="ta2" style:family="table" style:master-page-name="PageStyle_5f_Баги">
      <style:table-properties table:display="true" style:writing-mode="lr-tb"/>
    </style:style>
    <style:style style:name="ta3" style:family="table" style:master-page-name="PageStyle_5f_Тест-кейсы">
      <style:table-properties table:display="true" style:writing-mode="lr-tb"/>
    </style:style>
    <style:style style:name="ce1" style:family="table-cell" style:parent-style-name="Excel_20_Built-in_20_Normal">
      <style:table-cell-properties fo:background-color="#f1c232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ffe599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LEN(TRIM([.A1]))&gt;0)" style:apply-style-name="ConditionalStyle_5f_1" style:base-cell-address="'Чек-лист'.A1"/>
    </style:style>
    <style:style style:name="ce4" style:family="table-cell" style:parent-style-name="Excel_20_Built-in_20_Normal">
      <style:table-cell-properties fo:border-bottom="0.088cm solid #000000" fo:background-color="#b7b7b7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b7b7b7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dd7e6b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Excel_20_Built-in_20_Normal">
      <style:table-cell-properties fo:background-color="#e6b8a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1155cc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f9cb9c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" style:family="table-cell" style:parent-style-name="Excel_20_Built-in_20_Normal">
      <style:table-cell-properties fo:background-color="#fce5cd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5cm solid #000000" fo:background-color="#b6d7a8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>
      <style:table-cell-properties fo:background-color="#ea99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b6d7a8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Чек-лист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<text:a xlink:href="http://130.193.37.179/app/pets">Функциональное тестирование сайта http://130.193.37.179/app/pets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table:number-columns-spanned="7" table:number-rows-spanned="1">
            <text:p>Чек-лист №1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2" office:value-type="string" table:number-columns-spanned="7" table:number-rows-spanned="1">
            <text:p>Исполнитель: Сунцов Алексей, QAP-73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style-name="ce2" office:value-type="string" table:number-columns-spanned="7" table:number-rows-spanned="1">
            <text:p>Окружение: Персональный компьютер на базе процессора Intel Pentium G4600; ОС: Windows 10 Pro x64 (Версия 21H1); Браузер: Google Chrome, версия 94.0.4606.81 (Официальная сборка), (64 бит)</text:p>
            <text:p/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3" table:number-columns-repeated="4"/>
          <table:table-cell table:number-columns-repeated="1019"/>
        </table:table-row>
        <table:table-row table:style-name="ro7">
          <table:table-cell/>
          <table:table-cell table:style-name="ce4" office:value-type="string">
            <text:p>Страница "Питомцы"</text:p>
          </table:table-cell>
          <table:table-cell table:style-name="ce4" office:value-type="string">
            <text:p>ПРОВЕРКА</text:p>
          </table:table-cell>
          <table:table-cell table:style-name="ce4" office:value-type="string">
            <text:p>Результат</text:p>
          </table:table-cell>
          <table:table-cell table:style-name="ce4" office:value-type="string">
            <text:p>Комментарий</text:p>
          </table:table-cell>
          <table:table-cell table:number-columns-repeated="1019"/>
        </table:table-row>
        <table:table-row table:style-name="ro8">
          <table:table-cell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1019"/>
        </table:table-row>
        <table:table-row table:style-name="ro9">
          <table:table-cell/>
          <table:table-cell table:style-name="ce6"/>
          <table:table-cell table:style-name="ce10" office:value-type="string">
            <text:p>При открытии страницы нет JavaScript ошибок, код ответа 200</text:p>
          </table:table-cell>
          <table:table-cell table:style-name="ce14" office:value-type="string">
            <text:p>Passed</text:p>
          </table:table-cell>
          <table:table-cell table:style-name="ce17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На странице присутствуют поля ввода: "Вид животного", "Порода", "Пол", "Возраст"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Наличие поля "Сортировать по"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Наличие поля "Найти питомца"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Кнопки "О нас", "Питомцы", "Контакты" ведут на соответствующие им страницы сайта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Ссылки на социальные сети в footer осуществляют переход на страницы соответствующих социальных сетей</text:p>
          </table:table-cell>
          <table:table-cell table:style-name="ce16" office:value-type="string">
            <text:p>Failed</text:p>
          </table:table-cell>
          <table:table-cell table:style-name="ce19" office:value-type="string">
            <text:p>BR-1</text:p>
          </table:table-cell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Кнопка "Питомцы без дома" возвращает на странице карточки питомцев со статусом "Без дома"</text:p>
          </table:table-cell>
          <table:table-cell table:style-name="ce16" office:value-type="string">
            <text:p>Failed</text:p>
          </table:table-cell>
          <table:table-cell table:style-name="ce19" office:value-type="string">
            <text:p>BR-2</text:p>
          </table:table-cell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Кнопка "Счастливчики" возвращает на странице карточки питомцев со статусом "Хотят забрать"</text:p>
          </table:table-cell>
          <table:table-cell table:style-name="ce16" office:value-type="string">
            <text:p>Failed</text:p>
          </table:table-cell>
          <table:table-cell table:style-name="ce20" office:value-type="string">
            <text:p>BR-3</text:p>
          </table:table-cell>
          <table:table-cell table:number-columns-repeated="1019"/>
        </table:table-row>
        <table:table-row table:style-name="ro10">
          <table:table-cell/>
          <table:table-cell table:style-name="ce7"/>
          <table:table-cell table:style-name="ce11" office:value-type="string">
            <text:p>Кнопка "Сбросить" меняет значения в полях ввода "Вид животного", "Порода", "Пол", "Возраст" на пустое поле и возвращает на странице карточки всех животных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"Найти питомца" осуществляет поиск при вводе имени питомца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"Найти питомца" осуществляет поиск при вводе вида животного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"Найти питомца" осуществляет поиск при вводе породы</text:p>
          </table:table-cell>
          <table:table-cell table:style-name="ce16" office:value-type="string">
            <text:p>Failed</text:p>
          </table:table-cell>
          <table:table-cell table:style-name="ce19" office:value-type="string">
            <text:p>BR-4</text:p>
          </table:table-cell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Поле "Найти питомца" осуществляет поиск при вводе пола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"Найти питомца" осуществляет поиск при вводе возраста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ри нажатии кнопки "Без дома" в карточке питомца открывается форма для заполнения заявки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Форма для заявки на питомца не отправляет заявку, если не заполнены все поля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Форма для заявки проверяет формат заполнения поля "Ваш номер"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Форма для заявки проверяет формат заполнения поля "your@email.com"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ри нажатии на фотографию питомца открывается страница с подробной информацией о данном животном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10">
          <table:table-cell/>
          <table:table-cell table:style-name="ce7"/>
          <table:table-cell table:style-name="ce11" office:value-type="string">
            <text:p>Кнопка "Приютить" на странице с информацией о животном является неактивной при статусе "Хотят забрать"</text:p>
          </table:table-cell>
          <table:table-cell table:style-name="ce16" office:value-type="string">
            <text:p>Failed</text:p>
          </table:table-cell>
          <table:table-cell table:style-name="ce19" office:value-type="string">
            <text:p>BR-5</text:p>
          </table:table-cell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Кнопка "Приютить" на странице с информацией о животном является активной при статусе "Без дома"</text:p>
          </table:table-cell>
          <table:table-cell table:style-name="ce15" office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В выпадающем списке "Вид животного" содержатся виды всех животных, представленных на сайте</text:p>
          </table:table-cell>
          <table:table-cell table:style-name="ce16" office:value-type="string">
            <text:p>Failed</text:p>
          </table:table-cell>
          <table:table-cell table:style-name="ce19" office:value-type="string">
            <text:p>BR-6</text:p>
          </table:table-cell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Выпадающий список "Пол" содержит "Ж" и "М"</text:p>
          </table:table-cell>
          <table:table-cell table:style-name="ce16" office:value-type="string">
            <text:p>Failed</text:p>
          </table:table-cell>
          <table:table-cell table:style-name="ce19" office:value-type="string">
            <text:p>BR-7</text:p>
          </table:table-cell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ввода "Возраст" имеет защиту от ввода отрицательного значения</text:p>
          </table:table-cell>
          <table:table-cell table:style-name="ce16" office:value-type="string">
            <text:p>Failed</text:p>
          </table:table-cell>
          <table:table-cell table:style-name="ce19" office:value-type="string">
            <text:p>BR-8</text:p>
          </table:table-cell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В выпадающем списке "Порода" содержатся породы всех животных, представленных на сайте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Выбор значения в поле ввода "Вид животного" возвращает на странице карточки животных соответствующего вида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Выбор значения в поле ввода "Порода" возвращает на странице карточки животных соответствующей породы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Выбор значения в поле ввода "Пол" возвращает на странице карточки животных соответствующего пола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Ввод значения в поле ввода "Возраст" возвращает на странице карточки животных соответствующего возраста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Выбор значения в поле ввода "Сортировать по" сортирует карточки на странице соответствующим образом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Сайт загружается под ОС Windows 7, в браузере Microsoft Internet Explorer 10 (Browserling.com)</text:p>
          </table:table-cell>
          <table:table-cell table:style-name="ce16" office:value-type="string">
            <text:p>Failed</text:p>
          </table:table-cell>
          <table:table-cell table:style-name="ce21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Сайт загружается под ОС Windows 7, в браузере Microsoft Internet Explorer 11 (Browserling.com)</text:p>
          </table:table-cell>
          <table:table-cell table:style-name="ce16" office:value-type="string">
            <text:p>Failed</text:p>
          </table:table-cell>
          <table:table-cell table:style-name="ce21" office:value-type="string">
            <text:p>BR-9</text:p>
          </table:table-cell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Сайт загружается под ОС Windows 7, в браузере Safari 5.1 (Browserling.com)</text:p>
          </table:table-cell>
          <table:table-cell table:style-name="ce16" office:value-type="string">
            <text:p>Failed</text:p>
          </table:table-cell>
          <table:table-cell table:style-name="ce21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Сайт загружается под ОС Windows 7, в браузере Firefox 90 (Browserling.com)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Сайт загружается под ОС Windows 7, в браузере Opera 77 (Browserling.com)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Сайт загружается на iPhone8+, в браузере Safari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10">
          <table:table-cell/>
          <table:table-cell table:style-name="ce7"/>
          <table:table-cell table:style-name="ce11" office:value-type="string">
            <text:p>Каждому пункту поля "Вид животного" соответствует уникальный id и кодовое имя, по которому осуществляется фильтрация</text:p>
          </table:table-cell>
          <table:table-cell table:style-name="ce16" office:value-type="string">
            <text:p>Failed</text:p>
          </table:table-cell>
          <table:table-cell table:style-name="ce19" office:value-type="string">
            <text:p>BR-10</text:p>
          </table:table-cell>
          <table:table-cell table:number-columns-repeated="1019"/>
        </table:table-row>
        <table:table-row table:style-name="ro10">
          <table:table-cell/>
          <table:table-cell table:style-name="ce7"/>
          <table:table-cell table:style-name="ce11" office:value-type="string">
            <text:p>Каждому пункту поля "Порода" соответствует уникальный id и кодовое имя, по которому осуществляется фильтрация</text:p>
          </table:table-cell>
          <table:table-cell table:style-name="ce16" office:value-type="string">
            <text:p>Fail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Каждому пункту поля "Пол" соответствует уникальный id и кодовое имя, по которому осуществляется фильтрация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2">
          <table:table-cell/>
          <table:table-cell table:style-name="ce8"/>
          <table:table-cell table:style-name="ce12"/>
          <table:table-cell table:style-name="ce13"/>
          <table:table-cell table:style-name="ce22"/>
          <table:table-cell table:number-columns-repeated="1019"/>
        </table:table-row>
        <table:table-row table:style-name="ro2">
          <table:table-cell/>
          <table:table-cell table:style-name="ce9" office:value-type="string">
            <text:p>Страница "О нас"</text:p>
          </table:table-cell>
          <table:table-cell table:style-name="ce9" office:value-type="string">
            <text:p>ПРОВЕРКА</text:p>
          </table:table-cell>
          <table:table-cell table:style-name="ce9" office:value-type="string">
            <text:p>Результат</text:p>
          </table:table-cell>
          <table:table-cell table:style-name="ce9" office:value-type="string">
            <text:p>Комментарий</text:p>
          </table:table-cell>
          <table:table-cell table:number-columns-repeated="1019"/>
        </table:table-row>
        <table:table-row table:style-name="ro11">
          <table:table-cell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1019"/>
        </table:table-row>
        <table:table-row table:style-name="ro9">
          <table:table-cell/>
          <table:table-cell table:style-name="ce6"/>
          <table:table-cell table:style-name="ce10" office:value-type="string">
            <text:p>При открытии страницы нет JavaScript ошибок, код ответа 200</text:p>
          </table:table-cell>
          <table:table-cell table:style-name="ce14" office:value-type="string">
            <text:p>Passed</text:p>
          </table:table-cell>
          <table:table-cell table:style-name="ce17"/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На странице присутствует информация о сайте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Наличие поля "Найти питомца"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Кнопки "О нас", "Питомцы", "Контакты" ведут на соответствующие им страницы сайта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"Найти питомца" осуществляет поиск при вводе имени питомца</text:p>
          </table:table-cell>
          <table:table-cell table:style-name="ce16" office:value-type="string">
            <text:p>Failed</text:p>
          </table:table-cell>
          <table:table-cell table:style-name="ce19" office:value-type="string">
            <text:p>BR-11</text:p>
          </table:table-cell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"Найти питомца" осуществляет поиск при вводе вида животного</text:p>
          </table:table-cell>
          <table:table-cell table:style-name="ce16" office:value-type="string">
            <text:p>Fail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"Найти питомца" осуществляет поиск при вводе породы</text:p>
          </table:table-cell>
          <table:table-cell table:style-name="ce16" office:value-type="string">
            <text:p>Failed</text:p>
          </table:table-cell>
          <table:table-cell table:style-name="ce18"/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Поле "Найти питомца" осуществляет поиск при вводе пола</text:p>
          </table:table-cell>
          <table:table-cell table:style-name="ce16" office:value-type="string">
            <text:p>Fail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"Найти питомца" осуществляет поиск при вводе возраста</text:p>
          </table:table-cell>
          <table:table-cell table:style-name="ce16" office:value-type="string">
            <text:p>Fail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Ссылки на социальные сети в footer осуществляют переход на страницы соответствующих социальных сетей</text:p>
          </table:table-cell>
          <table:table-cell table:style-name="ce16" office:value-type="string">
            <text:p>Failed</text:p>
          </table:table-cell>
          <table:table-cell table:style-name="ce18"/>
          <table:table-cell table:number-columns-repeated="1019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9" office:value-type="string">
            <text:p>Страница "Контакты"</text:p>
          </table:table-cell>
          <table:table-cell table:style-name="ce9" office:value-type="string">
            <text:p>ПРОВЕРКА</text:p>
          </table:table-cell>
          <table:table-cell table:style-name="ce9" office:value-type="string">
            <text:p>Результат</text:p>
          </table:table-cell>
          <table:table-cell table:style-name="ce9" office:value-type="string">
            <text:p>Комментарий</text:p>
          </table:table-cell>
          <table:table-cell table:number-columns-repeated="1019"/>
        </table:table-row>
        <table:table-row table:style-name="ro11">
          <table:table-cell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1019"/>
        </table:table-row>
        <table:table-row table:style-name="ro9">
          <table:table-cell/>
          <table:table-cell table:style-name="ce6"/>
          <table:table-cell table:style-name="ce10" office:value-type="string">
            <text:p>При открытии страницы нет JavaScript ошибок, код ответа 200</text:p>
          </table:table-cell>
          <table:table-cell table:style-name="ce14" office:value-type="string">
            <text:p>Passed</text:p>
          </table:table-cell>
          <table:table-cell table:style-name="ce17"/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На странице присутствует контактная информация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Наличие поля "Найти питомца"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Кнопки "О нас", "Питомцы", "Контакты" ведут на соответствующие им страницы сайта</text:p>
          </table:table-cell>
          <table:table-cell table:style-name="ce15" office:value-type="string">
            <text:p>Pass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"Найти питомца" осуществляет поиск при вводе имени питомца</text:p>
          </table:table-cell>
          <table:table-cell table:style-name="ce16" office:value-type="string">
            <text:p>Fail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"Найти питомца" осуществляет поиск при вводе вида животного</text:p>
          </table:table-cell>
          <table:table-cell table:style-name="ce16" office:value-type="string">
            <text:p>Fail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"Найти питомца" осуществляет поиск при вводе породы</text:p>
          </table:table-cell>
          <table:table-cell table:style-name="ce16" office:value-type="string">
            <text:p>Failed</text:p>
          </table:table-cell>
          <table:table-cell table:style-name="ce18"/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Поле "Найти питомца" осуществляет поиск при вводе пола</text:p>
          </table:table-cell>
          <table:table-cell table:style-name="ce16" office:value-type="string">
            <text:p>Fail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Поле "Найти питомца" осуществляет поиск при вводе возраста</text:p>
          </table:table-cell>
          <table:table-cell table:style-name="ce16" office:value-type="string">
            <text:p>Failed</text:p>
          </table:table-cell>
          <table:table-cell table:style-name="ce18"/>
          <table:table-cell table:number-columns-repeated="1019"/>
        </table:table-row>
        <table:table-row table:style-name="ro9">
          <table:table-cell/>
          <table:table-cell table:style-name="ce7"/>
          <table:table-cell table:style-name="ce11" office:value-type="string">
            <text:p>Ссылки на социальные сети в footer осуществляют переход на страницы соответствующих социальных сетей</text:p>
          </table:table-cell>
          <table:table-cell table:style-name="ce16" office:value-type="string">
            <text:p>Failed</text:p>
          </table:table-cell>
          <table:table-cell table:style-name="ce18"/>
          <table:table-cell table:number-columns-repeated="1019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22"/>
          <table:table-cell table:number-columns-repeated="1019"/>
        </table:table-row>
        <table:table-row table:style-name="ro5" table:number-rows-repeated="1048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Баги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5" table:default-cell-style-name="Excel_20_Built-in_20_Normal"/>
        <table:table-row table:style-name="ro5" table:number-rows-repeated="4">
          <table:table-cell table:number-columns-repeated="1024"/>
        </table:table-row>
        <table:table-row table:style-name="ro1">
          <table:table-cell/>
          <table:table-cell table:style-name="ce23" office:value-type="string">
            <text:p>Number</text:p>
          </table:table-cell>
          <table:table-cell table:style-name="ce23" office:value-type="string">
            <text:p>Title</text:p>
          </table:table-cell>
          <table:table-cell table:style-name="ce23" office:value-type="string">
            <text:p>Priority</text:p>
          </table:table-cell>
          <table:table-cell table:style-name="ce23" office:value-type="string">
            <text:p>Preconditions</text:p>
          </table:table-cell>
          <table:table-cell table:style-name="ce23" office:value-type="string">
            <text:p>Steps</text:p>
          </table:table-cell>
          <table:table-cell table:style-name="ce23" office:value-type="string">
            <text:p>Result</text:p>
          </table:table-cell>
          <table:table-cell table:style-name="ce23" office:value-type="string">
            <text:p>Enviroment</text:p>
          </table:table-cell>
          <table:table-cell table:style-name="ce23" office:value-type="string">
            <text:p>Comment</text:p>
          </table:table-cell>
          <table:table-cell table:number-columns-repeated="1015"/>
        </table:table-row>
        <table:table-row table:style-name="ro8">
          <table:table-cell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number-columns-repeated="1015"/>
        </table:table-row>
        <table:table-row table:style-name="ro12">
          <table:table-cell/>
          <table:table-cell table:style-name="ce25" office:value-type="string">
            <text:p>BR-1</text:p>
          </table:table-cell>
          <table:table-cell table:style-name="ce29" office:value-type="string">
            <text:p>Ссылки на социальные сети в footer не осуществляют переход на страницы соответствующих социальных сетей</text:p>
          </table:table-cell>
          <table:table-cell table:style-name="ce29" office:value-type="string">
            <text:p>High</text:p>
          </table:table-cell>
          <table:table-cell table:style-name="ce33" office:value-type="string">
            <text:p><text:a xlink:href="http://130.193.37.179/app/pets">В браузере открыт сайт http://130.193.37.179/app/pets</text:a></text:p>
          </table:table-cell>
          <table:table-cell table:style-name="ce29" office:value-type="string">
            <text:p>1. Прокрутить страницу вниз</text:p>
            <text:p>2. Нажать на иконку Инстраграм</text:p>
            <text:p>3. Нажать на иконку Тик-Ток</text:p>
            <text:p>4. Нажать на иконку Ютуб</text:p>
            <text:p>5. Нажать на иконку Телеграм</text:p>
          </table:table-cell>
          <table:table-cell table:style-name="ce29" office:value-type="string">
            <text:p><text:span text:style-name="T1">Результат:</text:span></text:p>
            <text:p><text:span text:style-name="T2">Не осуществляется переход на соответствующую страницу в социальной сети</text:span></text:p>
            <text:p><text:span text:style-name="T1">Ожидаемый результат:</text:span></text:p>
            <text:p><text:span text:style-name="T2">Осуществляется переход на соответствующую страницу в социальной сети</text:span></text:p>
          </table:table-cell>
          <table:table-cell table:style-name="ce29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36"/>
          <table:table-cell table:number-columns-repeated="1015"/>
        </table:table-row>
        <table:table-row table:style-name="ro12">
          <table:table-cell/>
          <table:table-cell table:style-name="ce26" office:value-type="string">
            <text:p>BR-2</text:p>
          </table:table-cell>
          <table:table-cell table:style-name="ce30" office:value-type="string">
            <text:p>Кнопка "Питомцы без дома" возвращает на странице не все карточки питомцев со статусом "Без дома"</text:p>
          </table:table-cell>
          <table:table-cell table:style-name="ce29" office:value-type="string">
            <text:p>High</text:p>
          </table:table-cell>
          <table:table-cell table:style-name="ce33" office:value-type="string">
            <text:p><text:a xlink:href="http://130.193.37.179/app/pets">В браузере открыт сайт http://130.193.37.179/app/pets</text:a></text:p>
          </table:table-cell>
          <table:table-cell table:style-name="ce31" office:value-type="string">
            <text:p>1. Кликнуть на кнопку "Питомцы без дома"</text:p>
          </table:table-cell>
          <table:table-cell table:style-name="ce31" office:value-type="string">
            <text:p><text:span text:style-name="T1">Результат:</text:span></text:p>
            <text:p><text:span text:style-name="T2">На странице отображаются карточки питомцев Гоша и Барон</text:span></text:p>
            <text:p><text:span text:style-name="T1">Ожидаемый результат:</text:span></text:p>
            <text:p><text:span text:style-name="T2">На странице отображаются карточки питомцев Гоша, Барон и Сэм</text:span></text:p>
          </table:table-cell>
          <table:table-cell table:style-name="ce29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37"/>
          <table:table-cell table:number-columns-repeated="1015"/>
        </table:table-row>
        <table:table-row table:style-name="ro12">
          <table:table-cell/>
          <table:table-cell table:style-name="ce26" office:value-type="string">
            <text:p>BR-3</text:p>
          </table:table-cell>
          <table:table-cell table:style-name="ce30" office:value-type="string">
            <text:p>Кнопка "Счастливчики" не возвращает на странице карточки питомцев со статусом "Хотят забрать"</text:p>
          </table:table-cell>
          <table:table-cell table:style-name="ce31" office:value-type="string">
            <text:p>High</text:p>
          </table:table-cell>
          <table:table-cell table:style-name="ce34" office:value-type="string">
            <text:p><text:a xlink:href="http://130.193.37.179/app/pets">В браузере открыт сайт http://130.193.37.179/app/pets</text:a></text:p>
          </table:table-cell>
          <table:table-cell table:style-name="ce31" office:value-type="string">
            <text:p>1. Кликнуть на кнопку "Счастливчики"</text:p>
          </table:table-cell>
          <table:table-cell table:style-name="ce31" office:value-type="string">
            <text:p><text:span text:style-name="T1">Результат:</text:span></text:p>
            <text:p><text:span text:style-name="T2">На странице не отображаются карточки питомцев со статусом "Хотят забрать"</text:span></text:p>
            <text:p><text:span text:style-name="T1">Ожидаемый результат:</text:span></text:p>
            <text:p><text:span text:style-name="T2">На странице отображаются карточки питомцев со статусом "Хотят забрать"</text:span></text:p>
          </table:table-cell>
          <table:table-cell table:style-name="ce31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38"/>
          <table:table-cell table:number-columns-repeated="1015"/>
        </table:table-row>
        <table:table-row table:style-name="ro12">
          <table:table-cell/>
          <table:table-cell table:style-name="ce26" office:value-type="string">
            <text:p>BR-4</text:p>
          </table:table-cell>
          <table:table-cell table:style-name="ce31" office:value-type="string">
            <text:p>Поле "Найти питомца" не осуществляет поиск при вводе породы</text:p>
          </table:table-cell>
          <table:table-cell table:style-name="ce31" office:value-type="string">
            <text:p>Medium</text:p>
          </table:table-cell>
          <table:table-cell table:style-name="ce34" office:value-type="string">
            <text:p><text:a xlink:href="http://130.193.37.179/app/pets">В браузере открыт сайт http://130.193.37.179/app/pets</text:a></text:p>
          </table:table-cell>
          <table:table-cell table:style-name="ce31" office:value-type="string">
            <text:p>1. В поле "Найти питомца" (правый верхний угол) напечатать "Питбуль"</text:p>
          </table:table-cell>
          <table:table-cell table:style-name="ce31" office:value-type="string">
            <text:p><text:span text:style-name="T1">Результат:</text:span></text:p>
            <text:p><text:span text:style-name="T2">На странице не отображается карточка питомца Феликс</text:span></text:p>
            <text:p><text:span text:style-name="T1">Ожидаемый результат:</text:span></text:p>
            <text:p><text:span text:style-name="T2">На странице отображается карточка питомца Феликс</text:span></text:p>
          </table:table-cell>
          <table:table-cell table:style-name="ce31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38"/>
          <table:table-cell table:number-columns-repeated="1015"/>
        </table:table-row>
        <table:table-row table:style-name="ro12">
          <table:table-cell/>
          <table:table-cell table:style-name="ce26" office:value-type="string">
            <text:p>BR-5</text:p>
          </table:table-cell>
          <table:table-cell table:style-name="ce11" office:value-type="string">
            <text:p>Кнопка "Приютить" на странице с информацией о животном является активной при статусе "Хотят забрать"</text:p>
          </table:table-cell>
          <table:table-cell table:style-name="ce31" office:value-type="string">
            <text:p>Medium</text:p>
          </table:table-cell>
          <table:table-cell table:style-name="ce34" office:value-type="string">
            <text:p><text:a xlink:href="http://130.193.37.179/app/pets">В браузере открыт сайт http://130.193.37.179/app/pets</text:a></text:p>
          </table:table-cell>
          <table:table-cell table:style-name="ce31" office:value-type="string">
            <text:p>1. Нажать на фото в карточке питомца Феликс, открылась страница с подробной информацией о животном, статус: "Хотят забрать"</text:p>
            <text:p>2. Нажать на кнопку "Приютить"</text:p>
          </table:table-cell>
          <table:table-cell table:style-name="ce31" office:value-type="string">
            <text:p><text:span text:style-name="T1">Результат:</text:span></text:p>
            <text:p><text:span text:style-name="T2">Открылась форма для заполнения заявки на питомца</text:span></text:p>
            <text:p><text:span text:style-name="T1">Ожидаемый результат:</text:span></text:p>
            <text:p><text:span text:style-name="T2">Кнопка неактивна, никаких действий не происходит</text:span></text:p>
          </table:table-cell>
          <table:table-cell table:style-name="ce31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38"/>
          <table:table-cell table:number-columns-repeated="1015"/>
        </table:table-row>
        <table:table-row table:style-name="ro12">
          <table:table-cell/>
          <table:table-cell table:style-name="ce26" office:value-type="string">
            <text:p>BR-6</text:p>
          </table:table-cell>
          <table:table-cell table:style-name="ce31" office:value-type="string">
            <text:p>В выпадающем списке "Вид животного" содержатся не все виды животных, представленных на сайте</text:p>
          </table:table-cell>
          <table:table-cell table:style-name="ce31" office:value-type="string">
            <text:p>High</text:p>
          </table:table-cell>
          <table:table-cell table:style-name="ce34" office:value-type="string">
            <text:p><text:a xlink:href="http://130.193.37.179/app/pets">В браузере открыт сайт http://130.193.37.179/app/pets</text:a></text:p>
          </table:table-cell>
          <table:table-cell table:style-name="ce31" office:value-type="string">
            <text:p>1. Кликнуть на поле "Вид животного"</text:p>
            <text:p>2. Изучить позиции в выпадающем списке</text:p>
          </table:table-cell>
          <table:table-cell table:style-name="ce31" office:value-type="string">
            <text:p><text:span text:style-name="T1">Результат:</text:span></text:p>
            <text:p><text:span text:style-name="T2">В списке есть пункты "Кошка" и "Попугай", но нет пункта "Собака"</text:span></text:p>
            <text:p><text:span text:style-name="T1">Ожидаемый результат:</text:span></text:p>
            <text:p><text:span text:style-name="T2">В списке обязательно должны быть пункты "Кошка", "Собака", "Попугай"</text:span></text:p>
          </table:table-cell>
          <table:table-cell table:style-name="ce31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38"/>
          <table:table-cell table:number-columns-repeated="1015"/>
        </table:table-row>
        <table:table-row table:style-name="ro12">
          <table:table-cell/>
          <table:table-cell table:style-name="ce26" office:value-type="string">
            <text:p>BR-7</text:p>
          </table:table-cell>
          <table:table-cell table:style-name="ce31" office:value-type="string">
            <text:p>Выпадающий список "Пол" содержит только необходимые пункты "Ж" и "М"</text:p>
          </table:table-cell>
          <table:table-cell table:style-name="ce31" office:value-type="string">
            <text:p>Medium</text:p>
          </table:table-cell>
          <table:table-cell table:style-name="ce34" office:value-type="string">
            <text:p><text:a xlink:href="http://130.193.37.179/app/pets">В браузере открыт сайт http://130.193.37.179/app/pets</text:a></text:p>
          </table:table-cell>
          <table:table-cell table:style-name="ce31" office:value-type="string">
            <text:p>1. Кликнуть на поле "Пол"</text:p>
            <text:p>2. Изучить позиции в выпадающем списке</text:p>
          </table:table-cell>
          <table:table-cell table:style-name="ce31" office:value-type="string">
            <text:p><text:span text:style-name="T1">Результат:</text:span></text:p>
            <text:p><text:span text:style-name="T2">В списке есть пункты "Девочка","Мальчик", и ненужный пункт "КАбель"</text:span></text:p>
            <text:p><text:span text:style-name="T1">Ожидаемый результат:</text:span></text:p>
            <text:p><text:span text:style-name="T2">В списке содержатся пункты "Девочка" и "Мальчик"</text:span></text:p>
          </table:table-cell>
          <table:table-cell table:style-name="ce31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38"/>
          <table:table-cell table:number-columns-repeated="1015"/>
        </table:table-row>
        <table:table-row table:style-name="ro13">
          <table:table-cell/>
          <table:table-cell table:style-name="ce26" office:value-type="string">
            <text:p>BR-8</text:p>
          </table:table-cell>
          <table:table-cell table:style-name="ce31" office:value-type="string">
            <text:p>Поле ввода "Возраст" не имеет защиты от ввода отрицательного значения</text:p>
          </table:table-cell>
          <table:table-cell table:style-name="ce31" office:value-type="string">
            <text:p>High</text:p>
          </table:table-cell>
          <table:table-cell table:style-name="ce34" office:value-type="string">
            <text:p><text:a xlink:href="http://130.193.37.179/app/pets">В браузере открыт сайт http://130.193.37.179/app/pets</text:a></text:p>
          </table:table-cell>
          <table:table-cell table:style-name="ce31" office:value-type="string">
            <text:p>1. В поле "Возраст" с клавиатуры установить значение "-1"</text:p>
            <text:p>2. В поле "Возраст" кликая на кнопку со стрелкой вниз установить значение "-2"</text:p>
          </table:table-cell>
          <table:table-cell table:style-name="ce31" office:value-type="string">
            <text:p><text:span text:style-name="T1">Результат:</text:span></text:p>
            <text:p><text:span text:style-name="T2">1. В поле "Возраст" установлено значение "-1", карточки питомцев на странице не отображаются</text:span></text:p>
            <text:p><text:span text:style-name="T2">2. В поле "Возраст" установлено значение "-2", карточки питомцев на странице не отображаются</text:span></text:p>
            <text:p><text:span text:style-name="T1">Ожидаемый результат:</text:span></text:p>
            <text:p><text:span text:style-name="T2">1. В поле "Возраст" установлено значение пустая строка, отображаются карточки всех питомцев </text:span></text:p>
            <text:p><text:span text:style-name="T2">2. В поле "Возраст" установлено значение "0", отображается карточка питомца Мухтар</text:span></text:p>
          </table:table-cell>
          <table:table-cell table:style-name="ce31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38"/>
          <table:table-cell table:number-columns-repeated="1015"/>
        </table:table-row>
        <table:table-row table:style-name="ro12">
          <table:table-cell/>
          <table:table-cell table:style-name="ce26" office:value-type="string">
            <text:p>BR-9</text:p>
          </table:table-cell>
          <table:table-cell table:style-name="ce31" office:value-type="string">
            <text:p>Сайт не загружается под ОС Windows 7, в браузере Microsoft Internet Explorer 11</text:p>
          </table:table-cell>
          <table:table-cell table:style-name="ce31" office:value-type="string">
            <text:p>High</text:p>
          </table:table-cell>
          <table:table-cell table:style-name="ce34" office:value-type="string">
            <text:p><text:a xlink:href="https://www.browserling.com/">В браузере открыт сайт https://www.browserling.com/</text:a></text:p>
          </table:table-cell>
          <table:table-cell table:style-name="ce31" office:value-type="string">
            <text:p>1. В поле для ввода ввести адрес сайта http://130.193.37.179/app/pets</text:p>
            <text:p>2. В первом выпадающем списке под полем для ввода адреса выбрать операционную систему Windows 7</text:p>
            <text:p>3. Во втором выпадающем списке выбрать браузер Internet Explorer</text:p>
            <text:p>4. В третьем выпадающем списке выбрать версию 11</text:p>
            <text:p>5. Нажать кнопку "Test now!"</text:p>
          </table:table-cell>
          <table:table-cell table:style-name="ce31" office:value-type="string">
            <text:p><text:span text:style-name="T1">Результат:</text:span></text:p>
            <text:p><text:span text:style-name="T2">Элементы сайта, кроме фона, не отображаются в эмуляторе</text:span></text:p>
            <text:p><text:span text:style-name="T1">Ожидаемый результат:</text:span></text:p>
            <text:p><text:span text:style-name="T2">Сайт отображается в эмуляторе, все элементы кликабельны и работают</text:span></text:p>
          </table:table-cell>
          <table:table-cell table:style-name="ce31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39" office:value-type="string">
            <text:p><text:a xlink:href="https://drive.google.com/file/d/1vFM94-Wb98y7UnAZL73_CCJi98dLlY_i/view?usp=sharing">Ссылка на скриншот:
https://drive.google.com/file/d/1vFM94-Wb98y7UnAZL73_CCJi98dLlY_i/view?usp=sharing</text:a></text:p>
          </table:table-cell>
          <table:table-cell table:number-columns-repeated="1015"/>
        </table:table-row>
        <table:table-row table:style-name="ro12">
          <table:table-cell/>
          <table:table-cell table:style-name="ce27" office:value-type="string">
            <text:p>BR-10</text:p>
          </table:table-cell>
          <table:table-cell table:style-name="ce31" office:value-type="string">
            <text:p>Несоответствие кодового имени, по которому осуществляется фильтрация, названию пункта "розовый" из списка пород животных</text:p>
          </table:table-cell>
          <table:table-cell table:style-name="ce31" office:value-type="string">
            <text:p>High</text:p>
          </table:table-cell>
          <table:table-cell table:style-name="ce34" office:value-type="string">
            <text:p><text:a xlink:href="http://130.193.37.179/app/pets">В браузере открыт сайт http://130.193.37.179/app/pets</text:a></text:p>
          </table:table-cell>
          <table:table-cell table:style-name="ce31" office:value-type="string">
            <text:p>1. Открыть панель инструментов разработчика</text:p>
            <text:p>2. Обновить страницу (нажать кнопку F5)</text:p>
            <text:p>3. Перейти во вкладку Network</text:p>
            <text:p>4. Нажать на запрос под названием breed/</text:p>
            <text:p>5. Открыть вкладку Preview</text:p>
            <text:p>6. Развернуть список results, нажав на треугольник</text:p>
            <text:p>7. Сравнить поля id-name-code</text:p>
          </table:table-cell>
          <table:table-cell table:style-name="ce31" office:value-type="string">
            <text:p><text:span text:style-name="T1">Результат:</text:span></text:p>
            <text:p><text:span text:style-name="T2">У пунктов меню "розовый" и "питбуль" одинаковый code "pitbull"</text:span></text:p>
            <text:p><text:span text:style-name="T1">Ожидаемый результат:</text:span></text:p>
            <text:p><text:span text:style-name="T2">Каждому пункту name соотвтетствует индивидуальный пункт code</text:span></text:p>
          </table:table-cell>
          <table:table-cell table:style-name="ce31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40" office:value-type="string">
            <text:p><text:a xlink:href="https://drive.google.com/file/d/1fGBVfxROOumhK2vCd24DoTEj8WBMLE4s/view?usp=sharing">Ссылка на скриншот:
https://drive.google.com/file/d/1fGBVfxROOumhK2vCd24DoTEj8WBMLE4s/view?usp=sharing</text:a></text:p>
          </table:table-cell>
          <table:table-cell table:number-columns-repeated="1015"/>
        </table:table-row>
        <table:table-row table:style-name="ro12">
          <table:table-cell/>
          <table:table-cell table:style-name="ce28" office:value-type="string">
            <text:p>BR-11</text:p>
          </table:table-cell>
          <table:table-cell table:style-name="ce32" office:value-type="string">
            <text:p>Поле "Найти питомца" на странице "О нас" не осуществляет поиск при вводе имени питомца</text:p>
          </table:table-cell>
          <table:table-cell table:style-name="ce32" office:value-type="string">
            <text:p>High</text:p>
          </table:table-cell>
          <table:table-cell table:style-name="ce35" office:value-type="string">
            <text:p><text:a xlink:href="http://130.193.37.179/app/pets">В браузере открыт сайт http://130.193.37.179/app/pets</text:a></text:p>
          </table:table-cell>
          <table:table-cell table:style-name="ce32" office:value-type="string">
            <text:p>1. Нажать кнопку "О нас" в левой верхней части страницы, произойдет переход на соответствующую страницу</text:p>
            <text:p>2. В поле для ввода "Найти питомца" в правой верхней части страницы ввести имя "Мухтар"</text:p>
          </table:table-cell>
          <table:table-cell table:style-name="ce32" office:value-type="string">
            <text:p><text:span text:style-name="T1">Результат:</text:span></text:p>
            <text:p><text:span text:style-name="T2">На странице не отображается карточка питомца Мухтар</text:span></text:p>
            <text:p><text:span text:style-name="T1">Ожидаемый результат:</text:span></text:p>
            <text:p><text:span text:style-name="T2">На странице отображается карточка питомца Мухтар</text:span></text:p>
          </table:table-cell>
          <table:table-cell table:style-name="ce32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41"/>
          <table:table-cell table:number-columns-repeated="1015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Тест-кейсы" table:style-name="ta3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" table:number-columns-repeated="1014" table:default-cell-style-name="Excel_20_Built-in_20_Normal"/>
        <table:table-row table:style-name="ro5" table:number-rows-repeated="4">
          <table:table-cell table:number-columns-repeated="1024"/>
        </table:table-row>
        <table:table-row table:style-name="ro1">
          <table:table-cell/>
          <table:table-cell table:style-name="ce42" office:value-type="string">
            <text:p>Number</text:p>
          </table:table-cell>
          <table:table-cell table:style-name="ce42" office:value-type="string">
            <text:p>Priority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Precondition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Expected Result</text:p>
          </table:table-cell>
          <table:table-cell table:style-name="ce42" office:value-type="string">
            <text:p>Result </text:p>
          </table:table-cell>
          <table:table-cell table:style-name="ce42" office:value-type="string">
            <text:p>Enviroment</text:p>
          </table:table-cell>
          <table:table-cell table:style-name="ce42" office:value-type="string">
            <text:p>Comment</text:p>
          </table:table-cell>
          <table:table-cell table:number-columns-repeated="1014"/>
        </table:table-row>
        <table:table-row table:style-name="ro14">
          <table:table-cell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5">
            <text:p>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7">
            <text:p>7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9">
            <text:p>9</text:p>
          </table:table-cell>
          <table:table-cell table:number-columns-repeated="1014"/>
        </table:table-row>
        <table:table-row table:style-name="ro15">
          <table:table-cell/>
          <table:table-cell table:style-name="ce44" office:value-type="string">
            <text:p>EXP-001</text:p>
          </table:table-cell>
          <table:table-cell table:style-name="ce44" office:value-type="string">
            <text:p>High</text:p>
          </table:table-cell>
          <table:table-cell table:style-name="ce44" office:value-type="string">
            <text:p>Страница "Питомцы". Шапка.</text:p>
          </table:table-cell>
          <table:table-cell table:style-name="ce46" office:value-type="string">
            <text:p><text:a xlink:href="http://130.193.37.179/app/pets">В браузере открыт сайт http://130.193.37.179/app/pets</text:a></text:p>
          </table:table-cell>
          <table:table-cell table:style-name="ce44" office:value-type="string">
            <text:p>1. Нажать на кнопку "О нас"</text:p>
            <text:p>2. Нажать на кнопку "Контакты"</text:p>
            <text:p>3. В поле для ввода "Найти питомца" ввести запрос "Кошка"</text:p>
          </table:table-cell>
          <table:table-cell table:style-name="ce44" office:value-type="string">
            <text:p>1. Осуществлён переход на страницу "О нас"</text:p>
            <text:p>2. Осуществлён переход на страницу "Контакты"</text:p>
            <text:p>3. На странице отображаются карточки питомцев Барон и Сэм </text:p>
          </table:table-cell>
          <table:table-cell table:style-name="ce48" office:value-type="string">
            <text:p>Pass</text:p>
          </table:table-cell>
          <table:table-cell table:style-name="ce29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52"/>
          <table:table-cell table:number-columns-repeated="1014"/>
        </table:table-row>
        <table:table-row table:style-name="ro15">
          <table:table-cell/>
          <table:table-cell table:style-name="ce31" office:value-type="string">
            <text:p>EXP-002</text:p>
          </table:table-cell>
          <table:table-cell table:style-name="ce31" office:value-type="string">
            <text:p>High</text:p>
          </table:table-cell>
          <table:table-cell table:style-name="ce31" office:value-type="string">
            <text:p>Страница "Питомцы". Поиск по статусу.</text:p>
          </table:table-cell>
          <table:table-cell table:style-name="ce34" office:value-type="string">
            <text:p><text:a xlink:href="http://130.193.37.179/app/pets">В браузере открыт сайт http://130.193.37.179/app/pets</text:a></text:p>
          </table:table-cell>
          <table:table-cell table:style-name="ce31" office:value-type="string">
            <text:p>1. Нажать кнопку "Питомцы без дома"</text:p>
            <text:p>2. Нажать кнопку "Счастливчики"</text:p>
          </table:table-cell>
          <table:table-cell table:style-name="ce31" office:value-type="string">
            <text:p>1. На странице отображаются карточки питомцев Гоша,Барон и Сэм</text:p>
            <text:p>2. На странице отображаются карточки питомцев Феликс и Мухтар</text:p>
          </table:table-cell>
          <table:table-cell table:style-name="ce49" office:value-type="string">
            <text:p>Fail</text:p>
          </table:table-cell>
          <table:table-cell table:style-name="ce29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53" office:value-type="string">
            <text:p>BR-2</text:p>
            <text:p>BR-3</text:p>
          </table:table-cell>
          <table:table-cell table:number-columns-repeated="1014"/>
        </table:table-row>
        <table:table-row table:style-name="ro15">
          <table:table-cell/>
          <table:table-cell table:style-name="ce31" office:value-type="string">
            <text:p>EXP-003</text:p>
          </table:table-cell>
          <table:table-cell table:style-name="ce31" office:value-type="string">
            <text:p>High</text:p>
          </table:table-cell>
          <table:table-cell table:style-name="ce31" office:value-type="string">
            <text:p>Страница "Питомцы". Поиск по параметрам.</text:p>
          </table:table-cell>
          <table:table-cell table:style-name="ce34" office:value-type="string">
            <text:p><text:a xlink:href="http://130.193.37.179/app/pets">В браузере открыт сайт http://130.193.37.179/app/pets</text:a></text:p>
          </table:table-cell>
          <table:table-cell table:style-name="ce31" office:value-type="string">
            <text:p>1. Из выпадающего списка поля "Вид животного" выбрать "Кошка"</text:p>
            <text:p>2. Из выпадающего списка поля "Порода" выбрать "Сибирская кошка"</text:p>
            <text:p>3. Из выпадающего списка поля "Пол" выбрать "Мальчик"</text:p>
            <text:p>4. Значение "Возраст" установить 2</text:p>
          </table:table-cell>
          <table:table-cell table:style-name="ce31" office:value-type="string">
            <text:p>На странице отображаются карточки питомцев Барон и Сэм</text:p>
          </table:table-cell>
          <table:table-cell table:style-name="ce50" office:value-type="string">
            <text:p>Pass</text:p>
          </table:table-cell>
          <table:table-cell table:style-name="ce29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54"/>
          <table:table-cell table:number-columns-repeated="1014"/>
        </table:table-row>
        <table:table-row table:style-name="ro15">
          <table:table-cell/>
          <table:table-cell table:style-name="ce31" office:value-type="string">
            <text:p>EXP-004</text:p>
          </table:table-cell>
          <table:table-cell table:style-name="ce31" office:value-type="string">
            <text:p>Medium</text:p>
          </table:table-cell>
          <table:table-cell table:style-name="ce31" office:value-type="string">
            <text:p>Страница "Питомцы". Сортировка карточек питомцев по возрасту.</text:p>
          </table:table-cell>
          <table:table-cell table:style-name="ce34" office:value-type="string">
            <text:p><text:a xlink:href="http://130.193.37.179/app/pets">В браузере открыт сайт http://130.193.37.179/app/pets</text:a></text:p>
          </table:table-cell>
          <table:table-cell table:style-name="ce30" office:value-type="string">
            <text:p>Из выпадающего списка поля "Сортировать по" выбрать "Возраст"</text:p>
          </table:table-cell>
          <table:table-cell table:style-name="ce31" office:value-type="string">
            <text:p>Карточки питомцев на странице отображаются по возрастанию возраста питомцев</text:p>
          </table:table-cell>
          <table:table-cell table:style-name="ce50" office:value-type="string">
            <text:p>Pass</text:p>
          </table:table-cell>
          <table:table-cell table:style-name="ce29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54"/>
          <table:table-cell table:number-columns-repeated="1014"/>
        </table:table-row>
        <table:table-row table:style-name="ro15">
          <table:table-cell/>
          <table:table-cell table:style-name="ce31" office:value-type="string">
            <text:p>EXP-005</text:p>
          </table:table-cell>
          <table:table-cell table:style-name="ce31" office:value-type="string">
            <text:p>High</text:p>
          </table:table-cell>
          <table:table-cell table:style-name="ce31" office:value-type="string">
            <text:p>Форма для заявки. Проверка заполнения всех полей</text:p>
          </table:table-cell>
          <table:table-cell table:style-name="ce34" office:value-type="string">
            <text:p><text:a xlink:href="http://130.193.37.179/app/pets">В браузере открыт сайт http://130.193.37.179/app/pets</text:a></text:p>
          </table:table-cell>
          <table:table-cell table:style-name="ce31" office:value-type="string">
            <text:p>1. В карточке питомца Барон нажать кнопку "Без дома", откроется форма для заполнения заявки</text:p>
            <text:p>2. Нажать кнопку "Да!"</text:p>
          </table:table-cell>
          <table:table-cell table:style-name="ce31" office:value-type="string">
            <text:p>Под каждым незаполненным полем появляется предупреждение, что поле не может быть пустым</text:p>
          </table:table-cell>
          <table:table-cell table:style-name="ce50" office:value-type="string">
            <text:p>Pass</text:p>
          </table:table-cell>
          <table:table-cell table:style-name="ce29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54"/>
          <table:table-cell table:number-columns-repeated="1014"/>
        </table:table-row>
        <table:table-row table:style-name="ro16">
          <table:table-cell/>
          <table:table-cell table:style-name="ce31" office:value-type="string">
            <text:p>EXP-006</text:p>
          </table:table-cell>
          <table:table-cell table:style-name="ce31" office:value-type="string">
            <text:p>High</text:p>
          </table:table-cell>
          <table:table-cell table:style-name="ce31" office:value-type="string">
            <text:p>Форма для заявки. Проверка формата заполнения полей "Ваш номер" и "Ваш email"</text:p>
          </table:table-cell>
          <table:table-cell table:style-name="ce34" office:value-type="string">
            <text:p><text:a xlink:href="http://130.193.37.179/app/pets">В браузере открыт сайт http://130.193.37.179/app/pets</text:a></text:p>
          </table:table-cell>
          <table:table-cell table:style-name="ce30" office:value-type="string">
            <text:p>1. В карточке питомца Барон нажать кнопку "Без дома", откроется форма для заполнения заявки</text:p>
            <text:p>2. В поле "Ваш номер" ввести "123" и нажать кнопку "Да!"</text:p>
            <text:p>3. В поле "Ваш номер" ввести "+79323230666" и нажать кнопку "Да!"</text:p>
            <text:p>4. В поле "Ваш email" ввести "jakudza666" и нажать кнопку "Да!"</text:p>
            <text:p>5. В поле "Ваш email" ввести "jakudza666@mail.ru" и нажать кнопку "Да!"</text:p>
          </table:table-cell>
          <table:table-cell table:style-name="ce47" office:value-type="string">
            <text:p>1. При вводе "123" под полем для ввода появится сообщение о неверном формате номера телефона</text:p>
            <text:p>2. При вводе "+79323230666" в поле для ввода появится зелёная галочка</text:p>
            <text:p>3. При вводе "jakudza666" под полем для ввода появится сообщение о неверном формате электронной почты</text:p>
            <text:p>4. При вводе "jakudza666@mail.ru" в поле для ввода появится зелёная галочка</text:p>
          </table:table-cell>
          <table:table-cell table:style-name="ce50" office:value-type="string">
            <text:p>Pass</text:p>
          </table:table-cell>
          <table:table-cell table:style-name="ce29" office:value-type="string">
            <text:p><text:span text:style-name="T1">Персональный компьютер</text:span><text:span text:style-name="T2"> на базе процессора Intel Pentium G4600</text:span></text:p>
            <text:p><text:span text:style-name="T1">ОС:</text:span><text:span text:style-name="T2"> Windows 10 Pro x64 (Версия 21H1)</text:span></text:p>
            <text:p><text:span text:style-name="T1">Браузер:</text:span><text:span text:style-name="T2"> Google Chrome, версия 94.0.4606.81 (Официальная сборка), (64 бит)</text:span></text:p>
            <text:p><text:span text:style-name="T2"/></text:p>
          </table:table-cell>
          <table:table-cell table:style-name="ce54"/>
          <table:table-cell table:number-columns-repeated="1014"/>
        </table:table-row>
        <table:table-row table:style-name="ro2" table:number-rows-repeated="12">
          <table:table-cell/>
          <table:table-cell table:style-name="ce45" table:number-columns-repeated="6"/>
          <table:table-cell table:style-name="ce51"/>
          <table:table-cell table:number-columns-repeated="1016"/>
        </table:table-row>
        <table:table-row table:style-name="ro2" table:number-rows-repeated="4">
          <table:table-cell/>
          <table:table-cell table:style-name="ce45" table:number-columns-repeated="7"/>
          <table:table-cell table:number-columns-repeated="1016"/>
        </table:table-row>
        <table:table-row table:style-name="ro2" table:number-rows-repeated="2">
          <table:table-cell/>
          <table:table-cell table:style-name="ce11" table:number-columns-repeated="7"/>
          <table:table-cell table:number-columns-repeated="1016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9">29.03.2022</text:date>, <text:time>21:27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Чек-лист" style:display-name="PageStyle_Чек-лис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и" style:display-name="PageStyle_Ба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9T21:27:17.79</dc:date>
    <meta:document-statistic meta:table-count="3" meta:cell-count="319" meta:object-count="0"/>
    <meta:generator>OpenOffice/4.1.11$Win32 OpenOffice.org_project/4111m1$Build-9808</meta:generator>
  </office:meta>
</office:document-meta>
</file>